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_7e_LT_7e_Gliederung_20_1">
      <style:paragraph-properties fo:text-align="center" style:justify-single-word="false"/>
      <style:text-properties style:font-name="Trebuchet M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Default_7e_LT_7e_Gliederung_20_1" style:list-style-name="L1">
      <style:text-properties style:font-name="Trebuchet MS" fo:font-size="15pt" style:font-size-asian="15pt" style:font-size-complex="15pt"/>
    </style:style>
    <style:style style:name="P3" style:family="paragraph" style:parent-style-name="Default_7e_LT_7e_Gliederung_20_1" style:list-style-name="L1">
      <style:text-properties style:use-window-font-color="true" style:text-outline="false" style:text-line-through-style="none" style:font-name="Trebuchet MS" fo:font-size="15pt" fo:font-style="normal" fo:text-shadow="none" style:text-underline-style="none" fo:font-weight="normal" style:letter-kerning="true" style:font-name-asian="Trebuchet MS" style:font-size-asian="15pt" style:font-style-asian="normal" style:font-weight-asian="normal" style:font-name-complex="Trebuchet MS" style:font-size-complex="15pt" style:font-style-complex="normal" style:font-weight-complex="normal" style:text-emphasiz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barer Code in PHP</text:p>
      <text:list xml:id="list181597945" text:style-name="L1">
        <text:list-item>
          <text:p text:style-name="P2">Buzzwords!</text:p>
          <text:list>
            <text:list-item>
              <text:p text:style-name="P2">Trennen von Zuständigkeiten</text:p>
            </text:list-item>
            <text:list-item>
              <text:p text:style-name="P2">Dekomposition</text:p>
            </text:list-item>
            <text:list-item>
              <text:p text:style-name="P3">Dependency Injection</text:p>
            </text:list-item>
            <text:list-item>
              <text:p text:style-name="P3">Gesetz von Demeter</text:p>
              <text:list>
                <text:list-item>
                  <text:p text:style-name="P3">Bsp. Vehicle mit mehr als einem Motor</text:p>
                </text:list-item>
              </text:list>
            </text:list-item>
            <text:list-item>
              <text:p text:style-name="P3">globaler Status</text:p>
            </text:list-item>
            <text:list-item>
              <text:p text:style-name="P3">Entwurfsprinzipien</text:p>
            </text:list-item>
            <text:list-item>
              <text:p text:style-name="P3">Heurstik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11in" fo:margin-bottom="0.446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6T23:36:04</meta:creation-date>
    <dc:date>2010-01-27T12:10:20</dc:date>
    <meta:editing-duration>PT00H12M21S</meta:editing-duration>
    <meta:editing-cycles>4</meta:editing-cycles>
    <meta:generator>NeoOffice/3.0.1$Unix OpenOffice.org_project/Patch 3</meta:generator>
    <meta:document-statistic meta:table-count="0" meta:image-count="0" meta:object-count="0" meta:page-count="1" meta:paragraph-count="10" meta:word-count="34" meta:character-count="198"/>
    <meta:user-defined meta:name="Info 1"/>
    <meta:user-defined meta:name="Info 2"/>
    <meta:user-defined meta:name="Info 3"/>
    <meta:user-defined meta:name="Info 4"/>
  </office:meta>
</office:document-meta>
</file>